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832" calcext:value-type="float">
            <text:p>146.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048" calcext:value-type="float">
            <text:p>141.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2408" calcext:value-type="float">
            <text:p>139.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744" calcext:value-type="float">
            <text:p>139.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808" calcext:value-type="float">
            <text:p>137.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096" calcext:value-type="float">
            <text:p>137.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232" calcext:value-type="float">
            <text:p>136.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224" calcext:value-type="float">
            <text:p>132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1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568" calcext:value-type="float">
            <text:p>133.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648" calcext:value-type="float">
            <text:p>131.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776" calcext:value-type="float">
            <text:p>130.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296" calcext:value-type="float">
            <text:p>130.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7048" calcext:value-type="float">
            <text:p>129.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376" calcext:value-type="float">
            <text:p>129.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2816" calcext:value-type="float">
            <text:p>129.9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1216" calcext:value-type="float">
            <text:p>128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0768" calcext:value-type="float">
            <text:p>126.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628" calcext:value-type="float">
            <text:p>126.4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112" calcext:value-type="float">
            <text:p>127.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376" calcext:value-type="float">
            <text:p>125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512" calcext:value-type="float">
            <text:p>128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8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16" calcext:value-type="float">
            <text:p>130.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8811</text:p>
          </table:table-cell>
          <table:table-cell office:value-type="string" calcext:value-type="string">
            <text:p>TWDB:063881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